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636" officeooo:paragraph-rsid="0008b6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blic class WelcomeFriend{</text:p>
      <text:p text:style-name="P1"><text:tab/>public static void main(String[] args){</text:p>
      <text:p text:style-name="P1"><text:tab/><text:tab/>System.out.println(“Hi Anu! This is my pehla Java program.”);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07:19:33.928854493</meta:creation-date>
    <dc:date>2023-01-22T07:21:30.207609191</dc:date>
    <meta:editing-duration>PT1M57S</meta:editing-duration>
    <meta:editing-cycles>1</meta:editing-cycles>
    <meta:document-statistic meta:table-count="0" meta:image-count="0" meta:object-count="0" meta:page-count="1" meta:paragraph-count="5" meta:word-count="18" meta:character-count="133" meta:non-whitespace-character-count="116"/>
    <meta:generator>LibreOffice/7.3.7.2$Linux_X86_64 LibreOffice_project/30$Build-2</meta:generator>
  </office:meta>
</office:document-meta>
</file>